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MyWorl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cm" svg:height="2.4cm" svg:x="2.799cm" svg:y="3.899cm">
          <text:p text:style-name="P3"><text:span text:style-name="T2">-orange0</text:span></text:p>
          <text:p text:style-name="P4"><text:span text:style-name="T2">-orange1</text:span></text:p>
          <text:p text:style-name="P4"><text:span text:style-name="T2">-orange2</text:span></text:p>
          <text:p text:style-name="P4"><text:span text:style-name="T2">-orange3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7cm" svg:height="2.4cm" svg:x="2.799cm" svg:y="6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7cm" svg:height="2.4cm" svg:x="18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0cm" svg:y1="5.1cm" svg:x2="18.3cm" svg:y2="5.1cm">
          <text:p/>
        </draw:line>
        <draw:frame draw:style-name="gr4" draw:text-style-name="P7" draw:layer="layout" svg:width="4.3cm" svg:height="1.026cm" svg:x="10.1cm" svg:y="3.8cm">
          <draw:text-box>
            <text:p><text:span text:style-name="T1">1</text:span></text:p>
          </draw:text-box>
        </draw:frame>
        <draw:frame draw:style-name="gr4" draw:text-style-name="P7" draw:layer="layout" svg:width="0.9cm" svg:height="1.026cm" svg:x="17cm" svg:y="3.7cm">
          <draw:text-box>
            <text:p><text:span text:style-name="T1">4</text:span></text:p>
          </draw:text-box>
        </draw:frame>
        <draw:custom-shape draw:style-name="gr2" draw:text-style-name="P6" draw:layer="layout" svg:width="1.5cm" svg:height="1.3cm" svg:x="8.5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07-20T13:49:04</meta:creation-date>
    <dc:date>2020-08-26T14:25:07.284530498</dc:date>
    <meta:editing-duration>PT2M47S</meta:editing-duration>
    <meta:editing-cycles>10</meta:editing-cycles>
    <meta:generator>LibreOffice/6.4.4.2$Linux_X86_64 LibreOffice_project/40$Build-2</meta:generator>
    <meta:document-statistic meta:object-count="10"/>
  </office:meta>
</office:document-meta>
</file>